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undary Handling</text:p>
      <text:p text:style-name="Standard"/>
      <text:p text:style-name="Standard">To handle boundary objects spanning two or more tiles, the mapper emits every object to all tiles intersecting its minimum bounding rectangle. In other words, the mapper checks whether each object is a boundary object by checking its bounding rectangle <text:s/>and then emit it to multiple tiles. The main overhead cost is checking every object for boundary issue; since we assume that input objects do not contain a list of tiles it span.</text:p>
      <text:p text:style-name="Standard">The percentage of boundary objects is defined as the ratio of the total number of boundary objects to the total number of objects in all images.</text:p>
      <text:p text:style-name="Standard">All tuples of intersecting polygons and the corresponding results from the first MapReduce job is automatically inputted into a second MapReduce job where the results are aggregated.</text:p>
      <text:p text:style-name="Standard">A linear relationship between the percentage of boundary objects and the first MapReduce job of spatial join can be observed from the results. The runtime for both the map phase of the first MapReduce job and the entire second MapReduce job exhibits a small log n time increase towards n: the percentage of boundary objects.</text:p>
      <text:p text:style-name="Standard">The runtime of the second MapReduce job is n*log(n), as a hash unordered set was used in the reducer phase. </text:p>
      <text:p text:style-name="Standard"/>
      <text:p text:style-name="Standard">Note/Documentation:</text:p>
      <text:list xml:id="list787696609" text:style-name="L1">
        <text:list-item>
          <text:p text:style-name="P1">The baseline run time is based on the modified dataset where boundary objects are ignored, but 20% of objects were cloned to equate the total number of objects in the case of 20% boundary objects.</text:p>
        </text:list-item>
        <text:list-item>
          <text:p text:style-name="P1">The first mapper phase: emit objects to every tile that its minimum bounding rectangle spans.</text:p>
        </text:list-item>
        <text:list-item>
          <text:p text:style-name="P1">The first reducer phase: perform the spatial join and output results to hdfs.</text:p>
        </text:list-item>
        <text:list-item>
          <text:p text:style-name="P1">The second mapper phase: read the input from the previous reducers and sent the imageid-polygon1id-polygon2 id to the second reducer as a key and previous statistics as value. In other words, it is just an identity mapper passing all values to the reducer.</text:p>
        </text:list-item>
        <text:list-item>
          <text:p text:style-name="P1">The second reducer phase: try to insert the key to a hash set it maintains, if the key is inserted successfully, then the input line will be output. If not, that means a duplicate has been found and nothing is output.</text:p>
        </text:list-item>
        <text:list-item>
          <text:p text:style-name="P1">The tile size we used was 1024x1024.</text:p>
        </text:list-item>
        <text:list-item>
          <text:p text:style-name="P1">The second reducer (removing duplicates) can be customized or any be UDF to aggregate results from spatial jo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ang </meta:initial-creator>
    <meta:creation-date>2013-03-11T11:44:19</meta:creation-date>
    <dc:date>2013-03-11T14:24:17</dc:date>
    <dc:creator>Hoang </dc:creator>
    <meta:editing-duration>PT58M16S</meta:editing-duration>
    <meta:editing-cycles>8</meta:editing-cycles>
    <meta:generator>LibreOffice/3.5$Linux_X86_64 LibreOffice_project/350m1$Build-2</meta:generator>
    <meta:document-statistic meta:table-count="0" meta:image-count="0" meta:object-count="0" meta:page-count="1" meta:paragraph-count="14" meta:word-count="383" meta:character-count="2220" meta:non-whitespace-character-count="1856"/>
  </office:meta>
</office:document-meta>
</file>